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max</text:p>
          </table:table-cell>
          <table:table-cell office:value-type="string" calcext:value-type="string">
            <text:p>User recovers half the maximum HP.</text:p>
          </table:table-cell>
          <table:table-cell office:value-type="string" calcext:value-type="string">
            <text:p>HPが最大HPの半分回復する。</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2">
          <table:table-cell office:value-type="string" calcext:value-type="string">
            <text:p>recover-faint</text:p>
          </table:table-cell>
          <table:table-cell office:value-type="string" calcext:value-type="string">
            <text:p>Causes the user to faint. The new Pokémon's HP is restored and it is cured of any status conditions.</text:p>
          </table:table-cell>
          <table:table-cell office:value-type="string" calcext:value-type="string">
            <text:p>自分がひんしになる代わりに、次に出す自分のポケモンの状態異常とHPが全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heal-block</text:p>
          </table:table-cell>
          <table:table-cell office:value-type="string" calcext:value-type="string">
            <text:p>Restricts the targets from healing for 5 turns.</text:p>
          </table:table-cell>
          <table:table-cell office:value-type="string" calcext:value-type="string">
            <text:p>5ターンの間、相手は回復系の技が使えなくなる。</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2">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1"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1" office:value-type="string" calcext:value-type="string">
            <text:p><text:span text:style-name="T3">相手の</text:span><text:span text:style-name="T4">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1" office:value-type="string" calcext:value-type="string">
            <text:p><text:span text:style-name="T3">相手の</text:span><text:span text:style-name="T4">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1" office:value-type="string" calcext:value-type="string">
            <text:p><text:span text:style-name="T3">相手の</text:span><text:span text:style-name="T4">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1" office:value-type="string" calcext:value-type="string">
            <text:p><text:span text:style-name="T3">相手の</text:span><text:span text:style-name="T4">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1"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1"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1"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1" office:value-type="string" calcext:value-type="string">
            <text:p><text:span text:style-name="T3">相手の</text:span><text:span text:style-name="T4">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1" office:value-type="string" calcext:value-type="string">
            <text:p><text:span text:style-name="T3">相手の</text:span><text:span text:style-name="T4">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1" office:value-type="string" calcext:value-type="string">
            <text:p><text:span text:style-name="T3">相手の</text:span><text:span text:style-name="T4">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1" office:value-type="string" calcext:value-type="string">
            <text:p><text:span text:style-name="T3">相手の</text:span><text:span text:style-name="T4">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2">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2">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2">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2">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2">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2">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2">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2">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2">下</text:span>げる。</text:p>
          </table:table-cell>
        </table:table-row>
        <table:table-row table:style-name="ro2">
          <table:table-cell office:value-type="string" calcext:value-type="string">
            <text:p>low-slf-spe-two</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2">下</text:span>げる。</text:p>
          </table:table-cell>
        </table:table-row>
        <table:table-row table:style-name="ro2">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Raises user's Sp. Def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1">
          <table:table-cell office:value-type="string" calcext:value-type="string">
            <text:p>reset-all</text:p>
          </table:table-cell>
          <table:table-cell office:value-type="string" calcext:value-type="string">
            <text:p>Resets all stat stages.</text:p>
          </table:table-cell>
          <table:table-cell office:value-type="string" calcext:value-type="string">
            <text:p>すべてのポケモンの能力ランクの変化を元に戻す。</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1">
          <table:table-cell office:value-type="string" calcext:value-type="string">
            <text:p>move-prevent-known</text:p>
          </table:table-cell>
          <table:table-cell office:value-type="string" calcext:value-type="string">
            <text:p>Opponent cannot use move that user knows.</text:p>
          </table:table-cell>
          <table:table-cell office:value-type="string" calcext:value-type="string">
            <text:p>自分が場を離れるまで、自分が覚えている技と同じ技を相手のポケモンは使えなくなる。</text:p>
          </table:table-cell>
        </table:table-row>
        <table:table-row table:style-name="ro1">
          <table:table-cell office:value-type="string" calcext:value-type="string">
            <text:p>swap-all</text:p>
          </table:table-cell>
          <table:table-cell office:value-type="string" calcext:value-type="string">
            <text:p>Switches the user's stat stages with the target's stat stages.</text:p>
          </table:table-cell>
          <table:table-cell office:value-type="string" calcext:value-type="string">
            <text:p>自分と相手のすべての能力ランクを入れ替える。</text:p>
          </table:table-cell>
        </table:table-row>
        <table:table-row table:style-name="ro2">
          <table:table-cell office:value-type="string" calcext:value-type="string">
            <text:p>swap-def-spdef</text:p>
          </table:table-cell>
          <table:table-cell office:value-type="string" calcext:value-type="string">
            <text:p>Switches the user's Defense and Sp. Defense with the target.</text:p>
          </table:table-cell>
          <table:table-cell office:value-type="string" calcext:value-type="string">
            <text:p><text:span text:style-name="T1">自分と相手のぼうぎょ、</text:span>とくぼうランクを入れ替え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no-miss-next</text:p>
          </table:table-cell>
          <table:table-cell office:value-type="string" calcext:value-type="string">
            <text:p>Ensures that user's next move will not fail.</text:p>
          </table:table-cell>
          <table:table-cell office:value-type="string" calcext:value-type="string">
            <text:p>次のターン、使った相手に自分の技が必ず命中する。</text:p>
          </table:table-cell>
        </table:table-row>
        <table:table-row table:style-name="ro2">
          <table:table-cell office:value-type="string" calcext:value-type="string">
            <text:p>miss-damage</text:p>
          </table:table-cell>
          <table:table-cell office:value-type="string" calcext:value-type="string">
            <text:p>If attack misses, user takes 1/2 HP of damage.</text:p>
          </table:table-cell>
          <table:table-cell office:value-type="string" calcext:value-type="string">
            <text:p>攻撃が外れたりすると、自分の最大HPの半分のダメージを自分が受け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item-prevent</text:p>
          </table:table-cell>
          <table:table-cell office:value-type="string" calcext:value-type="string">
            <text:p>Knocks down opponent's held item to prevent its use.</text:p>
          </table:table-cell>
          <table:table-cell office:value-type="string" calcext:value-type="string">
            <text:p>相手が道具を持っている場合、道具を持っていない状態にする。</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double-fly-bounce</text:p>
          </table:table-cell>
          <table:table-cell office:value-type="string" calcext:value-type="string">
            <text:p><text:span text:style-name="T1">Power doubles</text:span> if opponent is using Fly or Bounce.</text:p>
          </table:table-cell>
          <table:table-cell office:value-type="string" calcext:value-type="string">
            <text:p>相手が技そらをとぶ、とびはねるを使っている時でも命中し、ダメージが2倍になる。</text:p>
          </table:table-cell>
        </table:table-row>
        <table:table-row table:style-name="ro2">
          <table:table-cell office:value-type="string" calcext:value-type="string">
            <text:p>rollout</text:p>
          </table:table-cell>
          <table:table-cell office:value-type="string" calcext:value-type="string">
            <text:p>Uses the same move for 5 turns; move's power raises if it hits.</text:p>
          </table:table-cell>
          <table:table-cell office:value-type="string" calcext:value-type="string">
            <text:p>外れるまで5ターン連続で攻撃し、攻撃が当たる度に威力が倍増する。</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1">
          <table:table-cell office:value-type="string" calcext:value-type="string">
            <text:p>scale-hap-high</text:p>
          </table:table-cell>
          <table:table-cell table:number-columns-repeated="2"/>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1">
          <table:table-cell office:value-type="string" calcext:value-type="string">
            <text:p>compare-spe</text:p>
          </table:table-cell>
          <table:table-cell office:value-type="string" calcext:value-type="string">
            <text:p>Inflicts more damage the slower the user is compared to the target.</text:p>
          </table:table-cell>
          <table:table-cell office:value-type="string" calcext:value-type="string">
            <text:p>相手よりすばやさが低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2">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り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り状態にする。</text:p>
          </table:table-cell>
        </table:table-row>
        <table:table-row table:style-name="ro1">
          <table:table-cell office:value-type="string" calcext:value-type="string">
            <text:p>seed</text:p>
          </table:table-cell>
          <table:table-cell office:value-type="string" calcext:value-type="string">
            <text:p>User steals 1/8 of the opponent HP every turn.</text:p>
          </table:table-cell>
          <table:table-cell office:value-type="string" calcext:value-type="string">
            <text:p>使用後、毎ターン、相手のHPを最大HPの1/8ずつ減らし、その分自分のHPを回復させ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1"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trap</text:p>
          </table:table-cell>
          <table:table-cell table:style-name="ce1"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1"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1">
          <table:table-cell office:value-type="string" calcext:value-type="string">
            <text:p>screen-light</text:p>
          </table:table-cell>
          <table:table-cell office:value-type="string" calcext:value-type="string">
            <text:p>Halves Sp. Attack damage inflicted on user.</text:p>
          </table:table-cell>
          <table:table-cell office:value-type="string" calcext:value-type="string">
            <text:p>5ターンの間、相手の特殊攻撃のダメージを半分にする。</text:p>
          </table:table-cell>
        </table:table-row>
        <table:table-row table:style-name="ro2">
          <table:table-cell office:value-type="string" calcext:value-type="string">
            <text:p>screen-reflect</text:p>
          </table:table-cell>
          <table:table-cell office:value-type="string" calcext:value-type="string">
            <text:p>Halves Attack damage inflicted on user.</text:p>
          </table:table-cell>
          <table:table-cell office:value-type="string" calcext:value-type="string">
            <text:p>5ターンの間、相手の物理攻撃のダメージを半分にする。</text:p>
          </table:table-cell>
        </table:table-row>
        <table:table-row table:style-name="ro2">
          <table:table-cell office:value-type="string" calcext:value-type="string">
            <text:p>field-hail</text:p>
          </table:table-cell>
          <table:table-cell office:value-type="string" calcext:value-type="string">
            <text:p>Causes Hailstorm for 5 turns.</text:p>
          </table:table-cell>
          <table:table-cell office:value-type="string" calcext:value-type="string">
            <text:p>5ターンの間、天気をあられにす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1"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ころがる・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1"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dragonrage</text:p>
          </table:table-cell>
          <table:table-cell table:style-name="ce1"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During intense gravity,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Intense gravity 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row table:style-name="ro2">
          <table:table-cell office:value-type="string" calcext:value-type="string">
            <text:p>helpinghand</text:p>
          </table:table-cell>
          <table:table-cell office:value-type="string" calcext:value-type="string">
            <text:p>Raise adjacent ally move's power by 50% this turn</text:p>
          </table:table-cell>
          <table:table-cell office:value-type="string" calcext:value-type="string">
            <text:p>使用したターンの間、味方の技の威力を1.5倍にする。</text:p>
          </table:table-cell>
        </table:table-row>
        <table:table-row table:style-name="ro1">
          <table:table-cell office:value-type="string" calcext:value-type="string">
            <text:p>hiddenpower</text:p>
          </table:table-cell>
          <table:table-cell office:value-type="string" calcext:value-type="string">
            <text:p>Power and type depend on user's IVs.</text:p>
          </table:table-cell>
          <table:table-cell office:value-type="string" calcext:value-type="string">
            <text:p>自分の個体値によってタイプ、威力が変わる。</text:p>
          </table:table-cell>
        </table:table-row>
        <table:table-row table:style-name="ro2">
          <table:table-cell office:value-type="string" calcext:value-type="string">
            <text:p>ingrain</text:p>
          </table:table-cell>
          <table:table-cell office:value-type="string" calcext:value-type="string">
            <text:p>Recovers HP every turn. User cannot switch.</text:p>
          </table:table-cell>
          <table:table-cell office:value-type="string" calcext:value-type="string">
            <text:p>使用後、毎ターン、HPが最大HPの1/16ずつ回復するが、交代できなくなる。</text:p>
          </table:table-cell>
        </table:table-row>
        <table:table-row table:style-name="ro1">
          <table:table-cell office:value-type="string" calcext:value-type="string">
            <text:p>judgment</text:p>
          </table:table-cell>
          <table:table-cell office:value-type="string" calcext:value-type="string">
            <text:p>Type depends on the Plate held.</text:p>
          </table:table-cell>
          <table:table-cell office:value-type="string" calcext:value-type="string">
            <text:p>持たせたプレートによってタイプが変わる。</text:p>
          </table:table-cell>
        </table:table-row>
        <table:table-row table:style-name="ro1">
          <table:table-cell office:value-type="string" calcext:value-type="string">
            <text:p>lastresort</text:p>
          </table:table-cell>
          <table:table-cell office:value-type="string" calcext:value-type="string">
            <text:p>Fails unless the Pokémon has used all of its other moves at least once while on the field.</text:p>
          </table:table-cell>
          <table:table-cell office:value-type="string" calcext:value-type="string">
            <text:p>この技は自分の持っている他の技をすべて使うと使えるようにな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11T21:41:24.510089959</dc:date>
    <meta:editing-duration>PT23H35M28S</meta:editing-duration>
    <meta:editing-cycles>68</meta:editing-cycles>
    <meta:generator>LibreOffice/7.3.7.2$Linux_X86_64 LibreOffice_project/30$Build-2</meta:generator>
    <meta:document-statistic meta:table-count="1" meta:cell-count="457" meta:object-count="0"/>
  </office:meta>
</office:document-meta>
</file>